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2984in" svg:height="4.913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4:36:14.297657319</meta:creation-date>
    <dc:date>2017-05-03T15:34:18.878622115</dc:date>
    <meta:editing-duration>PT21S</meta:editing-duration>
    <meta:editing-cycles>6</meta:editing-cycles>
    <meta:generator>LibreOffice/4.2.8.2$Linux_X86_64 LibreOffice_project/420m0$Build-2</meta:generator>
    <meta:document-statistic meta:table-count="0" meta:image-count="0" meta:object-count="3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2.481cm" xlink:href="." xlink:type="simple" chart:class="chart:bar" chart:style-name="ch1">
        <chart:title svg:x="5.27cm" svg:y="0.385cm" chart:style-name="ch2">
          <text:p>Parameter Selectable Byte</text:p>
        </chart:title>
        <chart:legend chart:legend-position="bottom" svg:x="2.847cm" svg:y="11.698cm" style:legend-expansion="wide" chart:style-name="ch3"/>
        <chart:plot-area chart:style-name="ch4" chart:data-source-has-labels="both" svg:x="1.33cm" svg:y="1.439cm" svg:width="14.349cm" svg:height="9.029cm">
          <chartooo:coordinate-region svg:x="2.057cm" svg:y="1.638cm" svg:width="13.622cm" svg:height="8.183cm"/>
          <chart:axis chart:dimension="x" chart:name="primary-x" chart:style-name="ch5" chartooo:axis-type="auto">
            <chartooo:date-scale/>
            <chart:title svg:x="7.084cm" svg:y="10.717cm" chart:style-name="ch6">
              <text:p>Polynomial degre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7.36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BYTE)</text:p>
              </table:table-cell>
              <table:table-cell office:value-type="string">
                <text:p>Intel I3(BYTE)</text:p>
              </table:table-cell>
              <table:table-cell office:value-type="string">
                <text:p>ARM(BYTE)</text:p>
              </table:table-cell>
              <table:table-cell office:value-type="string">
                <text:p>NEON(BYTE)</text:p>
              </table:table-cell>
            </table:table-row>
          </table:table-header-rows>
          <table:table-rows>
            <table:table-row>
              <table:table-cell office:value-type="string">
                <text:p>QUADRATIC</text:p>
              </table:table-cell>
              <table:table-cell office:value-type="float" office:value="1.509">
                <text:p>1.509</text:p>
              </table:table-cell>
              <table:table-cell office:value-type="float" office:value="0.295">
                <text:p>0.295</text:p>
              </table:table-cell>
              <table:table-cell office:value-type="float" office:value="0.06522">
                <text:p>0.06522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.894">
                <text:p>1.894</text:p>
              </table:table-cell>
              <table:table-cell office:value-type="float" office:value="0.1364">
                <text:p>0.1364</text:p>
              </table:table-cell>
              <table:table-cell office:value-type="float" office:value="0.01463">
                <text:p>0.01463</text:p>
              </table:table-cell>
              <table:table-cell office:value-type="float" office:value="0.01986">
                <text:p>0.01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775cm" svg:y="0.315cm" chart:style-name="ch2">
          <text:p>Parameter selectable byte (HALFWORD) </text:p>
        </chart:title>
        <chart:legend chart:legend-position="bottom" svg:x="2.953cm" svg:y="8.216cm" style:legend-expansion="wide" chart:style-name="ch3"/>
        <chart:plot-area chart:style-name="ch4" chart:data-source-has-labels="both" svg:x="1.33cm" svg:y="1.299cm" svg:width="14.35cm" svg:height="5.757cm">
          <chartooo:coordinate-region svg:x="2.057cm" svg:y="1.499cm" svg:width="13.623cm" svg:height="4.91cm"/>
          <chart:axis chart:dimension="x" chart:name="primary-x" chart:style-name="ch5" chartooo:axis-type="auto">
            <chartooo:date-scale/>
            <chart:title svg:x="7.085cm" svg:y="7.235cm" chart:style-name="ch6">
              <text:p>Polynomial degre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5.584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HALF)</text:p>
              </table:table-cell>
              <table:table-cell office:value-type="string">
                <text:p>Intel I3(HALF)</text:p>
              </table:table-cell>
              <table:table-cell office:value-type="string">
                <text:p>NEON(HALF)</text:p>
              </table:table-cell>
              <table:table-cell office:value-type="string">
                <text:p>ARM(HALF)</text:p>
              </table:table-cell>
            </table:table-row>
          </table:table-header-rows>
          <table:table-rows>
            <table:table-row>
              <table:table-cell office:value-type="string">
                <text:p>QUADRATIC</text:p>
              </table:table-cell>
              <table:table-cell office:value-type="float" office:value="0.758">
                <text:p>0.758</text:p>
              </table:table-cell>
              <table:table-cell office:value-type="float" office:value="0.295">
                <text:p>0.295</text:p>
              </table:table-cell>
              <table:table-cell office:value-type="float" office:value="0.087">
                <text:p>0.087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96">
                <text:p>0.96</text:p>
              </table:table-cell>
              <table:table-cell office:value-type="float" office:value="0.1364">
                <text:p>0.1364</text:p>
              </table:table-cell>
              <table:table-cell office:value-type="float" office:value="0.0191">
                <text:p>0.0191</text:p>
              </table:table-cell>
              <table:table-cell office:value-type="float" office:value="0.0144">
                <text:p>0.0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204cm" svg:y="0.315cm" chart:style-name="ch2">
          <text:p>Parameter Selectable Word</text:p>
        </chart:title>
        <chart:legend chart:legend-position="bottom" svg:x="2.967cm" svg:y="8.216cm" style:legend-expansion="wide" chart:style-name="ch3"/>
        <chart:plot-area chart:style-name="ch4" chart:data-source-has-labels="both" svg:x="1.33cm" svg:y="1.299cm" svg:width="14.35cm" svg:height="5.757cm">
          <chartooo:coordinate-region svg:x="2.242cm" svg:y="1.498cm" svg:width="13.438cm" svg:height="4.911cm"/>
          <chart:axis chart:dimension="x" chart:name="primary-x" chart:style-name="ch5" chartooo:axis-type="auto">
            <chartooo:date-scale/>
            <chart:title svg:x="7.059cm" svg:y="7.235cm" chart:style-name="ch6">
              <text:p>Polynomial Degree</text:p>
            </chart:title>
            <chart:categories table:cell-range-address="local-table.$A$2:.$A$3"/>
          </chart:axis>
          <chart:axis chart:dimension="y" chart:name="primary-y" chart:style-name="ch7">
            <chart:title svg:x="0.451cm" svg:y="5.584cm" chart:style-name="ch8">
              <text:p>Performance Gops</text:p>
            </chart:title>
            <chart:grid chart:style-name="ch9" chart:class="major"/>
          </chart:axis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XP(WORD)</text:p>
              </table:table-cell>
              <table:table-cell office:value-type="string">
                <text:p>I3(WORD)</text:p>
              </table:table-cell>
              <table:table-cell office:value-type="string">
                <text:p>NEON(WORD)</text:p>
              </table:table-cell>
              <table:table-cell office:value-type="string">
                <text:p>ARM(WORD)</text:p>
              </table:table-cell>
            </table:table-row>
          </table:table-header-rows>
          <table:table-rows>
            <table:table-row>
              <table:table-cell office:value-type="string">
                <text:p>QUADRATIC</text:p>
              </table:table-cell>
              <table:table-cell office:value-type="float" office:value="0.378">
                <text:p>0.378</text:p>
              </table:table-cell>
              <table:table-cell office:value-type="float" office:value="0.2439">
                <text:p>0.2439</text:p>
              </table:table-cell>
              <table:table-cell office:value-type="float" office:value="0.082">
                <text:p>0.082</text:p>
              </table:table-cell>
              <table:table-cell office:value-type="float" office:value="0.0617">
                <text:p>0.061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.4758">
                <text:p>0.4758</text:p>
              </table:table-cell>
              <table:table-cell office:value-type="float" office:value="0.1222">
                <text:p>0.1222</text:p>
              </table:table-cell>
              <table:table-cell office:value-type="float" office:value="0.0189">
                <text:p>0.0189</text:p>
              </table:table-cell>
              <table:table-cell office:value-type="float" office:value="0.0143">
                <text:p>0.0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